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svg:stroke-color="#ff3333" draw:marker-start-width="0.276cm" draw:marker-end="Arrow" draw:marker-end-width="0.376cm" draw:fill="solid" draw:fill-color="#ff3333" draw:textarea-horizontal-align="center" draw:textarea-vertical-align="middle" fo:padding-top="0.15cm" fo:padding-bottom="0.15cm" fo:padding-left="0.275cm" fo:padding-right="0.275cm"/>
    </style:style>
    <style:style style:name="gr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3" style:family="graphic" style:parent-style-name="standard">
      <style:graphic-properties draw:fill="solid" draw:fill-color="#99ccff" draw:textarea-horizontal-align="justify" draw:textarea-vertical-align="middle" draw:auto-grow-height="false" fo:min-height="0cm" fo:min-width="0cm"/>
    </style:style>
    <style:style style:name="gr4" style:family="graphic" style:parent-style-name="standard">
      <style:graphic-properties draw:fill="solid" draw:fill-color="#00ff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ff00" draw:textarea-vertical-align="middle" draw:auto-grow-height="false" fo:min-height="0.749cm" fo:min-width="0.499cm"/>
    </style:style>
    <style:style style:name="gr8" style:family="graphic" style:parent-style-name="standard">
      <style:graphic-properties draw:fill="solid" draw:fill-color="#ff0000" draw:textarea-horizontal-align="justify" draw:textarea-vertical-align="middle" draw:auto-grow-height="false" fo:min-height="0cm" fo:min-width="0cm"/>
    </style:style>
    <style:style style:name="gr9" style:family="graphic" style:parent-style-name="standard">
      <style:graphic-properties draw:fill="solid" draw:fill-color="#ff8080" draw:textarea-horizontal-align="justify" draw:textarea-vertical-align="middle" draw:auto-grow-height="false" fo:min-height="0cm" fo:min-width="0cm"/>
    </style:style>
    <style:style style:name="gr10" style:family="graphic" style:parent-style-name="standard">
      <style:graphic-properties draw:fill="solid" draw:fill-color="#ff3333" draw:textarea-vertical-align="middle" draw:auto-grow-height="false" fo:min-height="0.749cm" fo:min-width="0.499cm"/>
    </style:style>
    <style:style style:name="gr11" style:family="graphic" style:parent-style-name="standard">
      <style:graphic-properties draw:fill="solid" draw:fill-color="#e6e6ff" draw:textarea-horizontal-align="justify" draw:textarea-vertical-align="middle" draw:auto-grow-height="false" fo:min-height="0cm" fo:min-width="0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00ff00" draw:textarea-horizontal-align="justify" draw:textarea-vertical-align="top" draw:auto-grow-height="false" fo:min-height="0cm" fo:min-width="0cm"/>
    </style:style>
    <style:style style:name="gr14" style:family="graphic" style:parent-style-name="standard">
      <style:graphic-properties draw:fill="solid" draw:fill-color="#d8ffd8" draw:textarea-horizontal-align="justify" draw:textarea-vertical-align="middle" draw:auto-grow-height="false" fo:min-height="0cm" fo:min-width="0cm"/>
    </style:style>
    <style:style style:name="gr15" style:family="graphic" style:parent-style-name="standard">
      <style:graphic-properties draw:stroke="none" draw:fill="none" draw:fill-color="#ffffff" fo:min-height="0.946cm"/>
    </style:style>
    <style:style style:name="gr16" style:family="graphic" style:parent-style-name="standard">
      <style:graphic-properties draw:fill="solid" draw:fill-color="#ccffff" draw:textarea-horizontal-align="justify" draw:textarea-vertical-align="middle" draw:auto-grow-height="false" fo:min-height="0cm" fo:min-width="0cm"/>
    </style:style>
    <style:style style:name="gr17"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276cm" draw:marker-end-width="0.276cm" draw:fill="solid" draw:fill-color="#99ccff" draw:textarea-horizontal-align="justify" draw:textarea-vertical-align="middle" draw:auto-grow-height="false" fo:min-height="0cm" fo:min-width="0cm" fo:padding-top="0.15cm" fo:padding-bottom="0.15cm" fo:padding-left="0.275cm" fo:padding-right="0.275cm"/>
    </style:style>
    <style:style style:name="gr19" style:family="graphic" style:parent-style-name="standard">
      <style:graphic-properties svg:stroke-color="#c0c0c0" draw:marker-start-width="0.203cm" draw:marker-end="Arrow" draw:marker-end-width="0.203cm" draw:textarea-horizontal-align="center" draw:textarea-vertical-align="middle"/>
    </style:style>
    <style:style style:name="gr20" style:family="graphic" style:parent-style-name="standard">
      <style:graphic-properties draw:fill="solid" draw:fill-color="#e6e6ff" draw:textarea-horizontal-align="justify" draw:textarea-vertical-align="middle" draw:auto-grow-height="false" fo:min-height="0cm" fo:min-width="0cm" fo:padding-top="0.254cm" fo:padding-bottom="0cm"/>
    </style:style>
    <style:style style:name="gr21" style:family="graphic" style:parent-style-name="standard">
      <style:graphic-properties svg:stroke-color="#00b8ff" draw:marker-start-width="0.203cm" draw:marker-end="Arrow" draw:marker-end-width="0.203cm" draw:textarea-horizontal-align="center" draw:textarea-vertical-align="middle"/>
    </style:style>
    <style:style style:name="gr22" style:family="graphic" style:parent-style-name="objectwithoutfill">
      <style:graphic-properties svg:stroke-color="#00b8ff" draw:marker-end="Arrow" draw:marker-end-width="0.203cm"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color="#008000"/>
    </style:style>
    <style:style style:name="P5" style:family="paragraph">
      <style:paragraph-properties fo:margin-left="0cm" fo:margin-right="0cm" fo:text-align="center" fo:text-indent="0cm"/>
      <style:text-properties fo:color="#ffff00" fo:font-size="9pt"/>
    </style:style>
    <style:style style:name="P6" style:family="paragraph">
      <style:paragraph-properties fo:margin-left="0cm" fo:margin-right="0cm" fo:text-align="center" fo:text-indent="0cm"/>
      <style:text-properties fo:color="#ffff00" fo:font-size="2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9pt"/>
    </style:style>
    <style:style style:name="P9" style:family="paragraph">
      <style:paragraph-properties fo:margin-left="0cm" fo:margin-right="0cm" fo:text-align="center" fo:text-indent="0cm"/>
      <style:text-properties fo:font-size="9pt"/>
    </style:style>
    <style:style style:name="P10" style:family="paragraph">
      <style:paragraph-properties fo:margin-left="0cm" fo:margin-right="0cm" fo:text-indent="0cm"/>
      <style:text-properties fo:font-size="9pt"/>
    </style:style>
    <style:style style:name="P11" style:family="paragraph">
      <style:text-properties fo:color="#008000" fo:font-size="9pt"/>
    </style:style>
    <style:style style:name="T1" style:family="text">
      <style:text-properties fo:font-size="10pt"/>
    </style:style>
    <style:style style:name="T2" style:family="text">
      <style:text-properties fo:color="#008000"/>
    </style:style>
    <style:style style:name="T3" style:family="text">
      <style:text-properties fo:color="#ffff00" fo:font-size="9pt"/>
    </style:style>
    <style:style style:name="T4" style:family="text">
      <style:text-properties fo:color="#ffff00" fo:font-size="2pt"/>
    </style:style>
    <style:style style:name="T5" style:family="text">
      <style:text-properties fo:font-size="9pt"/>
    </style:style>
    <style:style style:name="T6" style:family="text">
      <style:text-properties fo:color="#00800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453cm" svg:y1="13.703cm" svg:x2="17.426cm" svg:y2="11.81cm">
          <text:p text:style-name="P3"/>
        </draw:line>
        <draw:line draw:style-name="gr1" draw:text-style-name="P1" draw:layer="layout" svg:x1="7.453cm" svg:y1="13.303cm" svg:x2="17.426cm" svg:y2="11.41cm">
          <text:p text:style-name="P3"/>
        </draw:line>
        <draw:line draw:style-name="gr1" draw:text-style-name="P1" draw:layer="layout" svg:x1="7.452cm" svg:y1="13.502cm" svg:x2="17.425cm" svg:y2="11.609cm">
          <text:p text:style-name="P3"/>
        </draw:line>
        <draw:line draw:style-name="gr2" draw:text-style-name="P1" draw:layer="layout" svg:x1="8.465cm" svg:y1="11.352cm" svg:x2="10.454cm" svg:y2="13.362cm">
          <text:p text:style-name="P3"/>
        </draw:line>
        <draw:custom-shape draw:style-name="gr3" draw:text-style-name="P2" draw:layer="layout" svg:width="4.917cm" svg:height="1.245cm" svg:x="6.119cm" svg:y="6.052cm">
          <text:p text:style-name="P2">Ent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2" draw:layer="layout" svg:width="5.509cm" svg:height="2.309cm" svg:x="8.637cm" svg:y="13.444cm">
            <text:p text:style-name="P2">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919cm" svg:height="1.592cm" svg:x="11.933cm" svg:y="13.852cm">
            <text:p text:style-name="P2"><text:span text:style-name="T1">Startd</text:span></text:p>
            <text:p text:style-name="P2"><text:span text:style-name="T1">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line draw:style-name="gr2" draw:text-style-name="P1" draw:layer="layout" svg:x1="3.069cm" svg:y1="11.762cm" svg:x2="4.247cm" svg:y2="12.491cm">
          <text:p text:style-name="P3"/>
        </draw:line>
        <draw:line draw:style-name="gr2" draw:text-style-name="P1" draw:layer="layout" svg:x1="8.764cm" svg:y1="11.352cm" svg:x2="10.753cm" svg:y2="13.362cm">
          <text:p text:style-name="P3"/>
        </draw:line>
        <draw:line draw:style-name="gr2" draw:text-style-name="P1" draw:layer="layout" svg:x1="14.129cm" svg:y1="11.729cm" svg:x2="11.807cm" svg:y2="13.38cm">
          <text:p text:style-name="P3"/>
        </draw:line>
        <draw:frame draw:style-name="gr6" draw:text-style-name="P4" draw:layer="layout" svg:width="4.655cm" svg:height="1.195cm" svg:x="1cm" svg:y="7.894cm">
          <draw:text-box>
            <text:p text:style-name="P3"><text:span text:style-name="T2">condor_submit</text:span></text:p>
          </draw:text-box>
        </draw:frame>
        <draw:frame draw:style-name="gr6" draw:text-style-name="P4" draw:layer="layout" svg:width="4.655cm" svg:height="1.195cm" svg:x="6.25cm" svg:y="7.895cm">
          <draw:text-box>
            <text:p text:style-name="P3"><text:span text:style-name="T2">condor_submit</text:span></text:p>
          </draw:text-box>
        </draw:frame>
        <draw:frame draw:style-name="gr6" draw:text-style-name="P4" draw:layer="layout" svg:width="4.655cm" svg:height="1.195cm" svg:x="11.54cm" svg:y="7.896cm">
          <draw:text-box>
            <text:p text:style-name="P3"><text:span text:style-name="T2">condor_submit</text:span></text:p>
          </draw:text-box>
        </draw:frame>
        <draw:custom-shape draw:style-name="gr7" draw:text-style-name="P2" draw:layer="layout" svg:width="5.382cm" svg:height="2.915cm" svg:x="18.218cm" svg:y="9.366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5" draw:layer="layout" svg:width="2.032cm" svg:height="0.889cm" svg:x="17.524cm" svg:y="11.079cm">
          <text:p text:style-name="P2"><text:span text:style-name="T3">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16cm" svg:height="0.94cm" svg:x="19.465cm" svg:y="10.754cm">
          <text:p text:style-name="P3"/>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6" draw:layer="layout" svg:width="0.305cm" svg:height="0.305cm" svg:x="19.637cm" svg:y="11.116cm">
          <text:p text:style-name="P2"><text:span text:style-name="T4">Startd</text:span></text:p>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5.382cm" svg:height="2.915cm" svg:x="18.218cm" svg:y="10.867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5" draw:layer="layout" svg:width="2.032cm" svg:height="0.889cm" svg:x="17.524cm" svg:y="12.58cm">
          <text:p text:style-name="P2"><text:span text:style-name="T3">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16cm" svg:height="0.94cm" svg:x="19.465cm" svg:y="12.255cm">
          <text:p text:style-name="P3"/>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6" draw:layer="layout" svg:width="0.305cm" svg:height="0.305cm" svg:x="19.637cm" svg:y="12.617cm">
          <text:p text:style-name="P2"><text:span text:style-name="T4">Startd</text:span></text:p>
          <draw:enhanced-geometry svg:viewBox="0 0 21600 21600" draw:glue-points="10800 0 3160 3160 0 10800 3160 18440 10800 21600 18440 18440 21600 10800 18440 3160" draw:text-areas="3200 3200 18400 18400" draw:type="ellipse"/>
        </draw:custom-shape>
        <draw:custom-shape draw:style-name="gr7" draw:text-style-name="P2" draw:layer="layout" svg:width="5.382cm" svg:height="2.915cm" svg:x="18.218cm" svg:y="12.368cm">
          <text:p text:style-name="P2">Grid site</text:p>
          <text:p text:style-name="P2"/>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5" draw:layer="layout" svg:width="2.032cm" svg:height="0.889cm" svg:x="17.524cm" svg:y="14.081cm">
          <text:p text:style-name="P2"><text:span text:style-name="T3">Gatekee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16cm" svg:height="0.94cm" svg:x="19.465cm" svg:y="13.756cm">
          <text:p text:style-name="P3"/>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0" draw:text-style-name="P6" draw:layer="layout" svg:width="0.305cm" svg:height="0.305cm" svg:x="19.637cm" svg:y="14.118cm">
          <text:p text:style-name="P2"><text:span text:style-name="T4">Startd</text:span></text:p>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14.211cm" svg:y1="14.246cm" svg:x2="17.389cm" svg:y2="13.111cm">
          <text:p text:style-name="P3"/>
        </draw:line>
        <draw:line draw:style-name="gr1" draw:text-style-name="P1" draw:layer="layout" svg:x1="14.222cm" svg:y1="15.273cm" svg:x2="17.4cm" svg:y2="14.849cm">
          <text:p text:style-name="P3"/>
        </draw:line>
        <draw:custom-shape draw:style-name="gr11" draw:text-style-name="P8" draw:layer="layout" svg:width="4.261cm" svg:height="2.674cm" svg:x="11.737cm" svg:y="8.928cm">
          <text:p text:style-name="P7"><text:span text:style-name="T5">/mydir/glide1/entry3</text:span></text:p>
          <text:p text:style-name="P7"><text:span text:style-name="T5"><text:tab/></text:span><text:span text:style-name="T5">..</text:span></text:p>
          <text:p text:style-name="P7"><text:span text:style-name="T5"><text:tab/></text:span><text:span text:style-name="T5">entry.cfg</text:span></text:p>
          <text:p text:style-name="P7"><text:span text:style-name="T5"><text:tab/></text:span><text:span text:style-name="T5">entry_params.cfg</text:span></text:p>
          <draw:enhanced-geometry svg:viewBox="0 0 88 21600" draw:glue-points="44 ?f6 44 0 0 10800 44 21600 88 10800" draw:text-areas="0 ?f6 88 ?f3" draw:type="can" draw:modifiers="4836.785046728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layer="layout" svg:width="4.917cm" svg:height="1.245cm" svg:x="0.869cm" svg:y="6.053cm">
          <text:p text:style-name="P2">Ent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917cm" svg:height="1.245cm" svg:x="11.409cm" svg:y="6.053cm">
          <text:p text:style-name="P2">Ent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 draw:layer="layout" svg:x1="3.377cm" svg:y1="7.408cm" svg:x2="3.377cm" svg:y2="8.306cm">
          <text:p text:style-name="P3"/>
        </draw:line>
        <draw:custom-shape draw:style-name="gr13" draw:text-style-name="P2" draw:layer="layout" svg:width="16.285cm" svg:height="3.459cm" svg:x="1.13cm" svg:y="1.547cm">
          <text:p text:style-name="P3"/>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3.601cm" svg:height="1.577cm" svg:x="1.364cm" svg:y="1.793cm">
          <text:p text:style-name="P2"><text:span text:style-name="T5">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2" draw:layer="layout" svg:width="3cm" svg:height="1.196cm" draw:transform="rotate (-1.57079632679579) translate (17.595cm 1.753cm)">
          <draw:text-box>
            <text:p text:style-name="P2">Collector</text:p>
          </draw:text-box>
        </draw:frame>
        <draw:custom-shape draw:style-name="gr16" draw:text-style-name="P1" draw:layer="layout" svg:width="3.121cm" svg:height="1.328cm" svg:x="2.676cm" svg:y="3.506cm">
          <text:p text:style-name="P2"><text:span text:style-name="T5">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 draw:text-style-name="P1" draw:layer="layout" svg:x1="3.754cm" svg:y1="5.997cm" svg:x2="3.754cm" svg:y2="4.851cm">
          <text:p text:style-name="P3"/>
        </draw:line>
        <draw:line draw:style-name="gr2" draw:text-style-name="P1" draw:layer="layout" svg:x1="1.74cm" svg:y1="3.35cm" svg:x2="1.743cm" svg:y2="5.997cm">
          <text:p text:style-name="P3"/>
        </draw:line>
        <draw:line draw:style-name="gr2" draw:text-style-name="P1" draw:layer="layout" svg:x1="2.141cm" svg:y1="3.35cm" svg:x2="2.144cm" svg:y2="5.997cm">
          <text:p text:style-name="P3"/>
        </draw:line>
        <draw:line draw:style-name="gr2" draw:text-style-name="P1" draw:layer="layout" svg:x1="2.542cm" svg:y1="3.35cm" svg:x2="2.545cm" svg:y2="5.997cm">
          <text:p text:style-name="P3"/>
        </draw:line>
        <draw:custom-shape draw:style-name="gr14" draw:text-style-name="P9" draw:layer="layout" svg:width="3.601cm" svg:height="1.577cm" svg:x="6.765cm" svg:y="1.793cm">
          <text:p text:style-name="P2"><text:span text:style-name="T5">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1" draw:layer="layout" svg:width="3.121cm" svg:height="1.328cm" svg:x="8.077cm" svg:y="3.506cm">
          <text:p text:style-name="P2"><text:span text:style-name="T5">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 draw:text-style-name="P1" draw:layer="layout" svg:x1="9.155cm" svg:y1="5.997cm" svg:x2="9.155cm" svg:y2="4.851cm">
          <text:p text:style-name="P3"/>
        </draw:line>
        <draw:line draw:style-name="gr2" draw:text-style-name="P1" draw:layer="layout" svg:x1="7.241cm" svg:y1="3.35cm" svg:x2="7.244cm" svg:y2="5.997cm">
          <text:p text:style-name="P3"/>
        </draw:line>
        <draw:line draw:style-name="gr2" draw:text-style-name="P1" draw:layer="layout" svg:x1="7.743cm" svg:y1="3.35cm" svg:x2="7.746cm" svg:y2="5.997cm">
          <text:p text:style-name="P3"/>
        </draw:line>
        <draw:custom-shape draw:style-name="gr14" draw:text-style-name="P9" draw:layer="layout" svg:width="3.601cm" svg:height="1.577cm" svg:x="11.966cm" svg:y="1.793cm">
          <text:p text:style-name="P2"><text:span text:style-name="T5">Frontend 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6" draw:text-style-name="P1" draw:layer="layout" svg:width="3.121cm" svg:height="1.328cm" svg:x="13.378cm" svg:y="3.506cm">
          <text:p text:style-name="P2"><text:span text:style-name="T5">Entry Point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 draw:text-style-name="P1" draw:layer="layout" svg:x1="14.356cm" svg:y1="5.997cm" svg:x2="14.356cm" svg:y2="4.851cm">
          <text:p text:style-name="P3"/>
        </draw:line>
        <draw:line draw:style-name="gr2" draw:text-style-name="P1" draw:layer="layout" svg:x1="12.442cm" svg:y1="3.35cm" svg:x2="12.445cm" svg:y2="5.997cm">
          <text:p text:style-name="P3"/>
        </draw:line>
        <draw:line draw:style-name="gr2" draw:text-style-name="P1" draw:layer="layout" svg:x1="12.843cm" svg:y1="3.35cm" svg:x2="12.846cm" svg:y2="5.997cm">
          <text:p text:style-name="P3"/>
        </draw:line>
        <draw:line draw:style-name="gr2" draw:text-style-name="P1" draw:layer="layout" svg:x1="13.244cm" svg:y1="3.35cm" svg:x2="13.247cm" svg:y2="5.997cm">
          <text:p text:style-name="P3"/>
        </draw:line>
        <draw:line draw:style-name="gr17" draw:text-style-name="P1" draw:layer="layout" svg:x1="16.37cm" svg:y1="3.416cm" svg:x2="16.37cm" svg:y2="0.637cm">
          <text:p text:style-name="P3"/>
        </draw:line>
        <draw:line draw:style-name="gr17" draw:text-style-name="P1" draw:layer="layout" svg:x1="13.253cm" svg:y1="0.635cm" svg:x2="13.253cm" svg:y2="1.777cm">
          <text:p text:style-name="P3"/>
        </draw:line>
        <draw:line draw:style-name="gr17" draw:text-style-name="P1" draw:layer="layout" svg:x1="13.753cm" svg:y1="0.635cm" svg:x2="13.753cm" svg:y2="1.777cm">
          <text:p text:style-name="P3"/>
        </draw:line>
        <draw:line draw:style-name="gr17" draw:text-style-name="P1" draw:layer="layout" svg:x1="14.253cm" svg:y1="0.635cm" svg:x2="14.253cm" svg:y2="1.777cm">
          <text:p text:style-name="P3"/>
        </draw:line>
        <draw:line draw:style-name="gr17" draw:text-style-name="P1" draw:layer="layout" svg:x1="8.453cm" svg:y1="0.635cm" svg:x2="8.453cm" svg:y2="1.777cm">
          <text:p text:style-name="P3"/>
        </draw:line>
        <draw:line draw:style-name="gr17" draw:text-style-name="P1" draw:layer="layout" svg:x1="8.953cm" svg:y1="0.635cm" svg:x2="8.953cm" svg:y2="1.777cm">
          <text:p text:style-name="P3"/>
        </draw:line>
        <draw:line draw:style-name="gr17" draw:text-style-name="P1" draw:layer="layout" svg:x1="2.853cm" svg:y1="0.635cm" svg:x2="2.853cm" svg:y2="1.777cm">
          <text:p text:style-name="P3"/>
        </draw:line>
        <draw:line draw:style-name="gr17" draw:text-style-name="P1" draw:layer="layout" svg:x1="3.353cm" svg:y1="0.635cm" svg:x2="3.353cm" svg:y2="1.777cm">
          <text:p text:style-name="P3"/>
        </draw:line>
        <draw:line draw:style-name="gr17" draw:text-style-name="P1" draw:layer="layout" svg:x1="3.853cm" svg:y1="0.635cm" svg:x2="3.853cm" svg:y2="1.777cm">
          <text:p text:style-name="P3"/>
        </draw:line>
        <draw:line draw:style-name="gr2" draw:text-style-name="P1" draw:layer="layout" svg:x1="12.043cm" svg:y1="3.351cm" svg:x2="12.046cm" svg:y2="5.998cm">
          <text:p text:style-name="P3"/>
        </draw:line>
        <draw:line draw:style-name="gr17" draw:text-style-name="P1" draw:layer="layout" svg:x1="14.653cm" svg:y1="0.635cm" svg:x2="14.653cm" svg:y2="1.777cm">
          <text:p text:style-name="P3"/>
        </draw:line>
        <draw:line draw:style-name="gr17" draw:text-style-name="P1" draw:layer="layout" svg:x1="16.17cm" svg:y1="3.417cm" svg:x2="16.17cm" svg:y2="0.638cm">
          <text:p text:style-name="P3"/>
        </draw:line>
        <draw:line draw:style-name="gr17" draw:text-style-name="P1" draw:layer="layout" svg:x1="15.97cm" svg:y1="3.418cm" svg:x2="15.97cm" svg:y2="0.639cm">
          <text:p text:style-name="P3"/>
        </draw:line>
        <draw:line draw:style-name="gr17" draw:text-style-name="P1" draw:layer="layout" svg:x1="15.77cm" svg:y1="3.419cm" svg:x2="15.77cm" svg:y2="0.64cm">
          <text:p text:style-name="P3"/>
        </draw:line>
        <draw:line draw:style-name="gr17" draw:text-style-name="P1" draw:layer="layout" svg:x1="11.07cm" svg:y1="3.416cm" svg:x2="11.07cm" svg:y2="0.637cm">
          <text:p text:style-name="P3"/>
        </draw:line>
        <draw:line draw:style-name="gr17" draw:text-style-name="P1" draw:layer="layout" svg:x1="10.87cm" svg:y1="3.417cm" svg:x2="10.87cm" svg:y2="0.638cm">
          <text:p text:style-name="P3"/>
        </draw:line>
        <draw:line draw:style-name="gr17" draw:text-style-name="P1" draw:layer="layout" svg:x1="10.67cm" svg:y1="3.418cm" svg:x2="10.67cm" svg:y2="0.639cm">
          <text:p text:style-name="P3"/>
        </draw:line>
        <draw:line draw:style-name="gr17" draw:text-style-name="P1" draw:layer="layout" svg:x1="10.47cm" svg:y1="3.419cm" svg:x2="10.47cm" svg:y2="0.64cm">
          <text:p text:style-name="P3"/>
        </draw:line>
        <draw:line draw:style-name="gr17" draw:text-style-name="P1" draw:layer="layout" svg:x1="5.67cm" svg:y1="3.416cm" svg:x2="5.67cm" svg:y2="0.637cm">
          <text:p text:style-name="P3"/>
        </draw:line>
        <draw:line draw:style-name="gr17" draw:text-style-name="P1" draw:layer="layout" svg:x1="5.47cm" svg:y1="3.417cm" svg:x2="5.47cm" svg:y2="0.638cm">
          <text:p text:style-name="P3"/>
        </draw:line>
        <draw:line draw:style-name="gr17" draw:text-style-name="P1" draw:layer="layout" svg:x1="5.27cm" svg:y1="3.418cm" svg:x2="5.27cm" svg:y2="0.639cm">
          <text:p text:style-name="P3"/>
        </draw:line>
        <draw:line draw:style-name="gr17" draw:text-style-name="P1" draw:layer="layout" svg:x1="5.07cm" svg:y1="3.419cm" svg:x2="5.07cm" svg:y2="0.64cm">
          <text:p text:style-name="P3"/>
        </draw:line>
        <draw:custom-shape draw:style-name="gr18" draw:text-style-name="P2" draw:layer="layout" svg:width="4.917cm" svg:height="1.245cm" svg:x="17.109cm" svg:y="7.494cm">
          <text:p text:style-name="P2">Factory Daem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17.051cm" svg:y1="7.961cm" svg:x2="15.588cm" svg:y2="7.369cm">
          <text:p text:style-name="P3"/>
        </draw:line>
        <draw:line draw:style-name="gr19" draw:text-style-name="P1" draw:layer="layout" svg:x1="17.068cm" svg:y1="8.136cm" svg:x2="9.682cm" svg:y2="7.386cm">
          <text:p text:style-name="P3"/>
        </draw:line>
        <draw:line draw:style-name="gr19" draw:text-style-name="P1" draw:layer="layout" svg:x1="17.052cm" svg:y1="8.362cm" svg:x2="4.299cm" svg:y2="7.386cm">
          <text:p text:style-name="P3"/>
        </draw:line>
        <draw:line draw:style-name="gr12" draw:text-style-name="P1" draw:layer="layout" svg:x1="13.877cm" svg:y1="7.408cm" svg:x2="13.877cm" svg:y2="8.306cm">
          <text:p text:style-name="P3"/>
        </draw:line>
        <draw:line draw:style-name="gr12" draw:text-style-name="P1" draw:layer="layout" svg:x1="8.777cm" svg:y1="7.408cm" svg:x2="8.777cm" svg:y2="8.306cm">
          <text:p text:style-name="P3"/>
        </draw:line>
        <draw:g>
          <draw:custom-shape draw:style-name="gr4" draw:text-style-name="P2" draw:layer="layout" svg:width="5.509cm" svg:height="2.309cm" svg:x="1.838cm" svg:y="12.545cm">
            <text:p text:style-name="P2">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919cm" svg:height="1.592cm" svg:x="5.134cm" svg:y="12.953cm">
            <text:p text:style-name="P2"><text:span text:style-name="T1">Startd</text:span></text:p>
            <text:p text:style-name="P2"><text:span text:style-name="T1">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custom-shape draw:style-name="gr20" draw:text-style-name="P8" draw:layer="layout" svg:width="4.261cm" svg:height="4.274cm" svg:x="17.887cm" svg:y="2.301cm">
          <text:p text:style-name="P7"><text:span text:style-name="T5">/mydir/glide1/</text:span></text:p>
          <text:p text:style-name="P7"><text:span text:style-name="T5"><text:tab/></text:span><text:span text:style-name="T5">factory.cfg</text:span></text:p>
          <text:p text:style-name="P7"><text:span text:style-name="T5"><text:tab/></text:span><text:span text:style-name="T5">job.condor</text:span></text:p>
          <text:p text:style-name="P7"><text:span text:style-name="T5"><text:tab/></text:span><text:span text:style-name="T5">global_params.cfg</text:span></text:p>
          <text:p text:style-name="P7"><text:span text:style-name="T5"><text:tab/></text:span><text:span text:style-name="T5">entry1/</text:span></text:p>
          <text:p text:style-name="P7"><text:span text:style-name="T5"><text:tab/></text:span><text:span text:style-name="T5">entry2/</text:span></text:p>
          <text:p text:style-name="P7"><text:span text:style-name="T5"><text:tab/></text:span><text:span text:style-name="T5">entry3/</text:span></text:p>
          <draw:enhanced-geometry svg:viewBox="0 0 88 21600" draw:glue-points="44 ?f6 44 0 0 10800 44 21600 88 10800" draw:text-areas="0 ?f6 88 ?f3" draw:type="can" draw:modifiers="336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1" draw:text-style-name="P1" draw:layer="layout" svg:x1="20.169cm" svg:y1="6.603cm" svg:x2="19.333cm" svg:y2="7.421cm">
          <text:p text:style-name="P3"/>
        </draw:line>
        <draw:path draw:style-name="gr22" draw:text-style-name="P1" draw:layer="layout" svg:width="0.441cm" svg:height="2.195cm" svg:x="0.717cm" svg:y="7.321cm" svg:viewBox="0 0 442 2196" svg:d="m441 2195c-941-1672-87-2195-87-2195">
          <text:p text:style-name="P3"/>
        </draw:path>
        <draw:path draw:style-name="gr22" draw:text-style-name="P1" draw:layer="layout" svg:width="0.441cm" svg:height="2.195cm" svg:x="5.918cm" svg:y="7.322cm" svg:viewBox="0 0 442 2196" svg:d="m441 2195c-941-1672-87-2195-87-2195">
          <text:p text:style-name="P3"/>
        </draw:path>
        <draw:path draw:style-name="gr22" draw:text-style-name="P1" draw:layer="layout" svg:width="0.441cm" svg:height="2.195cm" svg:x="11.219cm" svg:y="7.323cm" svg:viewBox="0 0 442 2196" svg:d="m441 2195c-941-1672-87-2195-87-2195">
          <text:p text:style-name="P3"/>
        </draw:path>
        <draw:frame draw:style-name="gr6" draw:text-style-name="P11" draw:layer="layout" svg:width="2.957cm" svg:height="0.725cm" svg:x="14.333cm" svg:y="5.401cm">
          <draw:text-box>
            <text:p text:style-name="P10"><text:span text:style-name="T6">condor_advertize</text:span></text:p>
          </draw:text-box>
        </draw:frame>
        <draw:frame draw:style-name="gr6" draw:text-style-name="P11" draw:layer="layout" svg:width="2.957cm" svg:height="0.725cm" svg:x="9.034cm" svg:y="5.402cm">
          <draw:text-box>
            <text:p text:style-name="P10"><text:span text:style-name="T6">condor_advertize</text:span></text:p>
          </draw:text-box>
        </draw:frame>
        <draw:frame draw:style-name="gr6" draw:text-style-name="P11" draw:layer="layout" svg:width="2.957cm" svg:height="0.725cm" svg:x="3.635cm" svg:y="5.403cm">
          <draw:text-box>
            <text:p text:style-name="P10"><text:span text:style-name="T6">condor_advertize</text:span></text:p>
          </draw:text-box>
        </draw:frame>
        <draw:line draw:style-name="gr12" draw:text-style-name="P1" draw:layer="layout" svg:x1="3.077cm" svg:y1="7.408cm" svg:x2="3.077cm" svg:y2="8.306cm">
          <text:p text:style-name="P3"/>
        </draw:line>
        <draw:line draw:style-name="gr12" draw:text-style-name="P1" draw:layer="layout" svg:x1="3.677cm" svg:y1="7.408cm" svg:x2="3.677cm" svg:y2="8.306cm">
          <text:p text:style-name="P3"/>
        </draw:line>
        <draw:line draw:style-name="gr12" draw:text-style-name="P1" draw:layer="layout" svg:x1="8.477cm" svg:y1="7.408cm" svg:x2="8.477cm" svg:y2="8.306cm">
          <text:p text:style-name="P3"/>
        </draw:line>
        <draw:line draw:style-name="gr12" draw:text-style-name="P1" draw:layer="layout" svg:x1="13.577cm" svg:y1="7.408cm" svg:x2="13.577cm" svg:y2="8.306cm">
          <text:p text:style-name="P3"/>
        </draw:line>
        <draw:line draw:style-name="gr12" draw:text-style-name="P1" draw:layer="layout" svg:x1="13.277cm" svg:y1="7.408cm" svg:x2="13.277cm" svg:y2="8.306cm">
          <text:p text:style-name="P3"/>
        </draw:line>
        <draw:line draw:style-name="gr12" draw:text-style-name="P1" draw:layer="layout" svg:x1="14.177cm" svg:y1="7.408cm" svg:x2="14.177cm" svg:y2="8.306cm">
          <text:p text:style-name="P3"/>
        </draw:line>
        <draw:line draw:style-name="gr2" draw:text-style-name="P1" draw:layer="layout" svg:x1="3.369cm" svg:y1="11.763cm" svg:x2="4.547cm" svg:y2="12.492cm">
          <text:p text:style-name="P3"/>
        </draw:line>
        <draw:line draw:style-name="gr2" draw:text-style-name="P1" draw:layer="layout" svg:x1="3.669cm" svg:y1="11.764cm" svg:x2="4.847cm" svg:y2="12.493cm">
          <text:p text:style-name="P3"/>
        </draw:line>
        <draw:line draw:style-name="gr2" draw:text-style-name="P1" draw:layer="layout" svg:x1="14.429cm" svg:y1="11.73cm" svg:x2="12.107cm" svg:y2="13.381cm">
          <text:p text:style-name="P3"/>
        </draw:line>
        <draw:line draw:style-name="gr2" draw:text-style-name="P1" draw:layer="layout" svg:x1="14.729cm" svg:y1="11.731cm" svg:x2="12.407cm" svg:y2="13.382cm">
          <text:p text:style-name="P3"/>
        </draw:line>
        <draw:line draw:style-name="gr2" draw:text-style-name="P1" draw:layer="layout" svg:x1="13.829cm" svg:y1="11.732cm" svg:x2="11.507cm" svg:y2="13.383cm">
          <text:p text:style-name="P3"/>
        </draw:line>
        <draw:line draw:style-name="gr1" draw:text-style-name="P1" draw:layer="layout" svg:x1="14.211cm" svg:y1="14.047cm" svg:x2="17.389cm" svg:y2="12.912cm">
          <text:p text:style-name="P3"/>
        </draw:line>
        <draw:line draw:style-name="gr1" draw:text-style-name="P1" draw:layer="layout" svg:x1="14.222cm" svg:y1="15.073cm" svg:x2="17.4cm" svg:y2="14.649cm">
          <text:p text:style-name="P3"/>
        </draw:line>
        <draw:line draw:style-name="gr1" draw:text-style-name="P1" draw:layer="layout" svg:x1="14.222cm" svg:y1="14.873cm" svg:x2="17.4cm" svg:y2="14.449cm">
          <text:p text:style-name="P3"/>
        </draw:line>
        <draw:line draw:style-name="gr1" draw:text-style-name="P1" draw:layer="layout" svg:x1="14.222cm" svg:y1="14.673cm" svg:x2="17.4cm" svg:y2="14.249cm">
          <text:p text:style-name="P3"/>
        </draw:line>
        <draw:custom-shape draw:style-name="gr11" draw:text-style-name="P8" draw:layer="layout" svg:width="4.261cm" svg:height="2.674cm" svg:x="6.438cm" svg:y="8.928cm">
          <text:p text:style-name="P7"><text:span text:style-name="T5">/mydir/glide1/entry2</text:span></text:p>
          <text:p text:style-name="P7"><text:span text:style-name="T5"><text:tab/></text:span><text:span text:style-name="T5">..</text:span></text:p>
          <text:p text:style-name="P7"><text:span text:style-name="T5"><text:tab/></text:span><text:span text:style-name="T5">entry.cfg</text:span></text:p>
          <text:p text:style-name="P7"><text:span text:style-name="T5"><text:tab/></text:span><text:span text:style-name="T5">entry_params.cfg</text:span></text:p>
          <draw:enhanced-geometry svg:viewBox="0 0 88 21600" draw:glue-points="44 ?f6 44 0 0 10800 44 21600 88 10800" draw:text-areas="0 ?f6 88 ?f3" draw:type="can" draw:modifiers="4836.785046728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4.261cm" svg:height="2.674cm" svg:x="1.239cm" svg:y="8.928cm">
          <text:p text:style-name="P7"><text:span text:style-name="T5">/mydir/glide1/entry1</text:span></text:p>
          <text:p text:style-name="P7"><text:span text:style-name="T5"><text:tab/></text:span><text:span text:style-name="T5">..</text:span></text:p>
          <text:p text:style-name="P7"><text:span text:style-name="T5"><text:tab/></text:span><text:span text:style-name="T5">entry.cfg</text:span></text:p>
          <text:p text:style-name="P7"><text:span text:style-name="T5"><text:tab/></text:span><text:span text:style-name="T5">entry_params.cfg</text:span></text:p>
          <draw:enhanced-geometry svg:viewBox="0 0 88 21600" draw:glue-points="44 ?f6 44 0 0 10800 44 21600 88 10800" draw:text-areas="0 ?f6 88 ?f3" draw:type="can" draw:modifiers="4836.785046728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384cm" fo:page-height="16.5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2T16:54:37</meta:creation-date>
    <dc:date>2007-05-24T13:23:01</dc:date>
    <dc:language>en-US</dc:language>
    <meta:editing-cycles>8</meta:editing-cycles>
    <meta:editing-duration>PT4H9M50S</meta:editing-duration>
    <meta:user-defined meta:name="Info 1"/>
    <meta:user-defined meta:name="Info 2"/>
    <meta:user-defined meta:name="Info 3"/>
    <meta:user-defined meta:name="Info 4"/>
    <meta:document-statistic meta:object-count="107"/>
  </office:meta>
</office:document-meta>
</file>